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c2e90"/>
    </style:style>
    <style:style style:name="P3" style:family="paragraph" style:parent-style-name="Text_20_body">
      <style:text-properties officeooo:paragraph-rsid="0013041b"/>
    </style:style>
    <style:style style:name="P4" style:family="paragraph" style:parent-style-name="Heading_20_2">
      <style:text-properties officeooo:paragraph-rsid="0013041b"/>
    </style:style>
    <style:style style:name="P5" style:family="paragraph" style:parent-style-name="Heading_20_2" style:list-style-name="">
      <style:text-properties officeooo:paragraph-rsid="0013041b"/>
    </style:style>
    <style:style style:name="P6" style:family="paragraph" style:parent-style-name="Heading_20_2">
      <style:paragraph-properties fo:break-before="page"/>
      <style:text-properties officeooo:paragraph-rsid="0013041b"/>
    </style:style>
    <style:style style:name="P7" style:family="paragraph" style:parent-style-name="Standard">
      <style:text-properties officeooo:paragraph-rsid="000fb3ea"/>
    </style:style>
    <style:style style:name="P8" style:family="paragraph" style:parent-style-name="Standard">
      <style:text-properties officeooo:paragraph-rsid="0013041b"/>
    </style:style>
    <style:style style:name="T1" style:family="text">
      <style:text-properties fo:color="#ff0000"/>
    </style:style>
    <style:style style:name="T2" style:family="text">
      <style:text-properties officeooo:rsid="000c2e90"/>
    </style:style>
    <style:style style:name="T3" style:family="text">
      <style:text-properties officeooo:rsid="00290bd6"/>
    </style:style>
    <style:style style:name="T4" style:family="text">
      <style:text-properties officeooo:rsid="000fb3ea"/>
    </style:style>
    <style:style style:name="T5" style:family="text">
      <style:text-properties officeooo:rsid="001049ee"/>
    </style:style>
    <style:style style:name="T6" style:family="text">
      <style:text-properties officeooo:rsid="0011dd2d"/>
    </style:style>
    <style:style style:name="T7" style:family="text">
      <style:text-properties officeooo:rsid="0013041b"/>
    </style:style>
    <style:style style:name="T8" style:family="text">
      <style:text-properties officeooo:rsid="00144f4a"/>
    </style:style>
    <style:style style:name="T9" style:family="text">
      <style:text-properties officeooo:rsid="00151429"/>
    </style:style>
    <style:style style:name="T10" style:family="text">
      <style:text-properties officeooo:rsid="0015ddbc"/>
    </style:style>
    <style:style style:name="T11" style:family="text">
      <style:text-properties officeooo:rsid="00167578"/>
    </style:style>
    <style:style style:name="T12" style:family="text">
      <style:text-properties officeooo:rsid="00178263"/>
    </style:style>
    <style:style style:name="T13" style:family="text">
      <style:text-properties officeooo:rsid="0018953a"/>
    </style:style>
    <style:style style:name="T14" style:family="text">
      <style:text-properties officeooo:rsid="001a77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VALLIER Raphaël<text:tab/><text:tab/><text:tab/><text:tab/><text:tab/><text:tab/><text:tab/><text:tab/> <text:s text:c="8"/>M2 Info G.L.</text:p>
      <text:p text:style-name="Standard">DOUCHEMENT Marc<text:tab/><text:tab/><text:tab/><text:tab/><text:tab/><text:tab/><text:tab/><text:tab/><text:tab/> <text:s text:c="11"/>V.V.</text:p>
      <text:p text:style-name="Standard"/>
      <text:p text:style-name="Heading">Rapport TP AddressBook – Tests DB</text:p>
      <text:p text:style-name="Text_20_body"/>
      <text:p text:style-name="Text_20_body"/>
      <text:h text:style-name="Heading_20_1" text:outline-level="1">Introduction</text:h>
      <text:p text:style-name="P7"><text:span text:style-name="T3">Ce rapport présente le plan de test de </text:span><text:span text:style-name="T4">la base de donnée</text:span><text:span text:style-name="T3"> réalisé grâce à </text:span><text:span text:style-name="T4">DBUnit. </text:span><text:span text:style-name="T5">Ici, </text:span><text:span text:style-name="T3">WindowTesterPro </text:span><text:span text:style-name="T6">est</text:span><text:span text:style-name="T5"> également utilisé afin de générer les scénarios.</text:span></text:p>
      <text:p text:style-name="P7"><text:span text:style-name="T5"/></text:p>
      <text:h text:style-name="Heading_20_1" text:outline-level="1">Cas de tests</text:h>
      <text:h text:style-name="Heading_20_2" text:outline-level="2">Test : <text:span text:style-name="T7">Test</text:span>AddContactData.testAddContactData()</text:h>
      <text:p text:style-name="Standard">Test si un contact est bien inséré dans la base de données après avoir été créé et sauvegardé dans l’IHM.</text:p>
      <text:p text:style-name="Text_20_body">Succès du test</text:p>
      <text:p text:style-name="Text_20_body"/>
      <text:h text:style-name="Heading_20_2" text:outline-level="2">Test : <text:span text:style-name="T7">Test</text:span>AddContactData.testAddDuplicatedContactData()</text:h>
      <text:p text:style-name="Text_20_body">Test la non duplication d'un contact lors de l'ajout de deux contact ayant le même Lastname, Surname, Middlename et Email.</text:p>
      <text:p text:style-name="Text_20_body"><text:span text:style-name="T1">Modifications :</text:span> « AdressDao.java », variable strCreateAddressTable :</text:p>
      <text:p text:style-name="Text_20_body">Modification de la création de la table ADDRESS</text:p>
      <text:list xml:id="list2777777351" text:style-name="L1">
        <text:list-item>
          <text:p text:style-name="P1">Ajout des contraintes NOT NULL sur les attributs Lastname, Surname, Middlename et Email</text:p>
        </text:list-item>
        <text:list-item>
          <text:p text:style-name="P1">Ajout de la contrainte d'unicité sur la table portant sur l’ensemble des attributs ci-dessus</text:p>
        </text:list-item>
      </text:list>
      <text:p text:style-name="Text_20_body"/>
      <text:h text:style-name="Heading_20_2" text:outline-level="2">Test : <text:span text:style-name="T8">Test</text:span>AddNullContactData.testAddNullContactData()</text:h>
      <text:p text:style-name="Text_20_body">Test qu’un contact n’est pas inséré dans la base de données si ses champs sont vides.</text:p>
      <text:p text:style-name="Text_20_body"><text:span text:style-name="T1">Modifications :</text:span> « AdressDao.java », variable strCreateAddressTable :</text:p>
      <text:p text:style-name="Text_20_body">Modification de la création de la table ADDRESS</text:p>
      <text:list xml:id="list2040555686" text:continue-numbering="true" text:style-name="L1">
        <text:list-item>
          <text:p text:style-name="P1">Ajout des contraintes « non vides » sur les attributs Lastname, Surname, Middlename et Email : CHECK (LASTNAME &lt;&gt; ''), CHECK (FIRSTNAME &lt;&gt; ''), CHECK (MIDDLENAME &lt;&gt; ''), CHECK (EMAIL &lt;&gt; '')</text:p>
        </text:list-item>
      </text:list>
      <text:p text:style-name="P2"><text:span text:style-name="T2">Cette contrainte sur ces attributs est redondante car elle est aussi vérifiée dans l'IHM (voir Rapport Test Swing : TestBtSaveDisableAfterNew.testBtSaveDisableAfterNew()). Elle permet quand même d'éviter d'insérer des données vides si une requête d'insertion est effectuée par un autre moyen.</text:span></text:p>
      <text:p text:style-name="Text_20_body"/>
      <text:h text:style-name="P4" text:outline-level="2">Test : <text:span text:style-name="T9">Test</text:span><text:span text:style-name="T10">EditC</text:span>ontactData.test<text:span text:style-name="T10">Edit</text:span>ContactData()</text:h>
      <text:p text:style-name="P8">Test si un contact est bien <text:span text:style-name="T10">modifié</text:span> dans la base de données après avoir été <text:span text:style-name="T11">édité</text:span> et sauvegardé dans l’IHM.</text:p>
      <text:p text:style-name="P3">Succès du test</text:p>
      <text:p text:style-name="P3"/>
      <text:h text:style-name="P5" text:outline-level="2"/>
      <text:h text:style-name="P6" text:outline-level="2">Test : <text:span text:style-name="T12">TestDelete</text:span>Contact.test<text:span text:style-name="T12">Delete</text:span>Contac<text:span text:style-name="T12">t</text:span>()</text:h>
      <text:p text:style-name="P8">Test si un contact est bien <text:span text:style-name="T13">supprimé</text:span> dans la base de données après <text:span text:style-name="T13">la sélection d'un contact dans la liste </text:span><text:span text:style-name="T14">puis l'appuie sur le bouton « Delete ».</text:span></text:p>
      <text:p text:style-name="P3">Succès du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Arial" fo:font-size="18pt" style:text-underline-style="solid" style:text-underline-width="auto" style:text-underline-color="font-color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next-style-name="Text_20_body" style:default-outline-level="1" style:class="text">
      <style:paragraph-properties fo:text-align="start" style:justify-single-word="false">
        <style:tab-stops/>
      </style:paragraph-properties>
      <style:text-properties fo:font-size="120%" style:text-underline-style="none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next-style-name="Text_20_body" style:default-outline-level="2" style:class="text" style:master-page-name="">
      <style:paragraph-properties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15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499cm" fo:text-indent="-0.3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2:05:08</meta:creation-date>
    <dc:date>2012-11-13T18:24:47</dc:date>
    <meta:editing-duration>PT4H29M</meta:editing-duration>
    <meta:editing-cycles>65</meta:editing-cycles>
    <meta:generator>LibreOffice/3.6$MacOSX_x86 LibreOffice_project/da8c1e6-fd468f4-454e206-f42a4a9-143cfd</meta:generator>
    <meta:document-statistic meta:table-count="0" meta:image-count="0" meta:object-count="0" meta:page-count="2" meta:paragraph-count="27" meta:word-count="312" meta:character-count="2056" meta:non-whitespace-character-count="1745"/>
  </office:meta>
</office:document-meta>
</file>